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9900" draw:marker-start-width="0.35cm" draw:marker-end-width="0.35cm" draw:fill="none" draw:textarea-horizontal-align="justify" draw:textarea-vertical-align="middle" draw:auto-grow-height="false" fo:min-height="2.45cm" fo:min-width="2.8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none" draw:textarea-horizontal-align="justify" draw:textarea-vertical-align="middle" draw:auto-grow-height="false" fo:min-height="1.3cm" fo:min-width="1.3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="none" draw:textarea-horizontal-align="justify" draw:textarea-vertical-align="middle" draw:auto-grow-height="false" fo:min-height="1.3cm" fo:min-width="2.75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cm" svg:stroke-color="#3e6585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3e6585"/>
    </style:style>
    <style:style style:name="P2" style:family="paragraph">
      <loext:graphic-properties draw:fill="none"/>
      <style:paragraph-properties fo:text-align="center"/>
      <style:text-properties fo:color="#3e6585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3e6585" fo:font-size="16pt" style:font-size-asian="16pt" style:font-size-complex="16pt"/>
    </style:style>
    <style:style style:name="P5" style:family="paragraph">
      <loext:graphic-properties draw:fill="none" draw:fill-color="#ffffff"/>
      <style:text-properties fo:color="#3e6585" fo:font-size="16pt" style:font-size-asian="16pt" style:font-size-complex="16pt"/>
    </style:style>
    <style:style style:name="T1" style:family="text">
      <style:text-properties fo:color="#3e6585"/>
    </style:style>
    <style:style style:name="T2" style:family="text">
      <style:text-properties fo:color="#3e6585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cm" svg:height="2.8cm" svg:x="5.7cm" svg:y="1.9cm">
          <text:p text:style-name="P1"><text:span text:style-name="T1">Voi</text:span><text:span text:style-name="T1">ce</text:span><text:span text:style-name="T1"><text:line-break/></text:span><text:span text:style-name="T1">Act</text:span><text:span text:style-name="T1">ivit</text:span><text:span text:style-name="T1">y</text:span></text:p>
          <text:p text:style-name="P1"><text:span text:style-name="T1">Det</text:span><text:span text:style-name="T1">ec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cm" svg:height="2.8cm" svg:x="5.7cm" svg:y="6.2cm">
          <text:p text:style-name="P1"><text:span text:style-name="T1">Noi</text:span><text:span text:style-name="T1">se</text:span></text:p>
          <text:p text:style-name="P1"><text:span text:style-name="T1">Sp</text:span><text:span text:style-name="T1">ect</text:span><text:span text:style-name="T1">ral</text:span></text:p>
          <text:p text:style-name="P1"><text:span text:style-name="T1">Est</text:span><text:span text:style-name="T1">im</text:span><text:span text:style-name="T1">a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4cm" svg:height="2.8cm" svg:x="5.7cm" svg:y="10.4cm">
          <text:p text:style-name="P1"><text:span text:style-name="T1">Spectral</text:span><text:span text:style-name="T1"><text:line-break/></text:span><text:span text:style-name="T1">Subtr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9cm" svg:height="1.6cm" svg:x="1.6cm" svg:y="11cm">
          <text:p text:style-name="P1"><text:span text:style-name="T1">Noisy</text:span></text:p>
          <text:p text:style-name="P1"><text:span text:style-name="T1">Signa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3cm" svg:height="1.6cm" svg:x="11.1cm" svg:y="11cm">
          <text:p text:style-name="P1"><text:span text:style-name="T1">Denoised</text:span></text:p>
          <text:p text:style-name="P1"><text:span text:style-name="T1">Signa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5cm" svg:y1="11.8cm" svg:x2="5.7cm" svg:y2="3.3cm" draw:start-shape="id1" draw:start-glue-point="1" draw:end-shape="id2" draw:end-glue-point="3" svg:d="M3500 11800h1075v-8500h1125" svg:viewBox="0 0 2201 8501">
          <text:p/>
        </draw:connector>
        <draw:connector draw:style-name="gr4" draw:text-style-name="P3" draw:layer="layout" svg:x1="3.5cm" svg:y1="11.8cm" svg:x2="5.7cm" svg:y2="7.6cm" draw:start-shape="id1" draw:start-glue-point="1" draw:end-shape="id3" draw:end-glue-point="3" svg:d="M3500 11800h1075v-4200h1125" svg:viewBox="0 0 2201 4201">
          <text:p/>
        </draw:connector>
        <draw:connector draw:style-name="gr4" draw:text-style-name="P3" draw:layer="layout" svg:x1="7.4cm" svg:y1="4.7cm" svg:x2="7.4cm" svg:y2="6.2cm" draw:start-shape="id2" draw:start-glue-point="2" draw:end-shape="id3" draw:end-glue-point="0" svg:d="M7400 4700v1500" svg:viewBox="0 0 1 1501">
          <text:p/>
        </draw:connector>
        <draw:connector draw:style-name="gr4" draw:text-style-name="P3" draw:layer="layout" svg:x1="3.5cm" svg:y1="11.8cm" svg:x2="5.7cm" svg:y2="11.8cm" draw:start-shape="id1" draw:start-glue-point="1" draw:end-shape="id4" svg:d="M3500 11800h2200" svg:viewBox="0 0 2201 1">
          <text:p/>
        </draw:connector>
        <draw:connector draw:style-name="gr4" draw:text-style-name="P3" draw:layer="layout" svg:x1="7.4cm" svg:y1="9cm" svg:x2="7.4cm" svg:y2="10.4cm" draw:start-shape="id3" draw:start-glue-point="2" draw:end-shape="id4" draw:end-glue-point="0" svg:d="M7400 9000v1400" svg:viewBox="0 0 1 1401">
          <text:p/>
        </draw:connector>
        <draw:connector draw:style-name="gr4" draw:text-style-name="P3" draw:layer="layout" svg:x1="9.1cm" svg:y1="11.8cm" svg:x2="11.1cm" svg:y2="11.8cm" draw:start-shape="id4" draw:start-glue-point="1" draw:end-shape="id5" draw:end-glue-point="3" svg:d="M9100 11800h2000" svg:viewBox="0 0 2001 1">
          <text:p/>
        </draw:connector>
        <draw:frame draw:style-name="gr5" draw:text-style-name="P5" draw:layer="layout" svg:width="4.041cm" svg:height="0.878cm" svg:x="7.6cm" svg:y="5cm">
          <draw:text-box>
            <text:p text:style-name="P4"><text:span text:style-name="T2">when to adapt</text:span></text:p>
          </draw:text-box>
        </draw:frame>
        <draw:frame draw:style-name="gr5" draw:text-style-name="P5" draw:layer="layout" svg:width="4.481cm" svg:height="0.878cm" svg:x="7.601cm" svg:y="9.2cm">
          <draw:text-box>
            <text:p text:style-name="P4"><text:span text:style-name="T2">what to subtra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17:08:25.728610925</meta:creation-date>
    <dc:date>2017-08-18T17:23:20.479756005</dc:date>
    <meta:editing-duration>PT4M44S</meta:editing-duration>
    <meta:editing-cycles>1</meta:editing-cycles>
    <meta:document-statistic meta:object-count="13"/>
    <meta:generator>LibreOffice/5.1.6.2.0$Linux_X86_64 LibreOffice_project/10$Build-2</meta:generator>
  </office:meta>
</office:document-meta>
</file>